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SCHERMATA 1</text:p>
      <text:p text:style-name="Normal">Entrate</text:p>
      <text:p text:style-name="Normal">Uscite</text:p>
      <text:p text:style-name="Normal"/>
      <text:p text:style-name="Normal">SCHERMATA 2</text:p>
      <text:p text:style-name="Normal">Personali</text:p>
      <text:p text:style-name="Normal">Famiglia</text:p>
      <text:p text:style-name="Normal">Lavoro</text:p>
      <text:p text:style-name="Normal"/>
      <text:p text:style-name="Normal">SCHERMATA 3</text:p>
      <text:p text:style-name="Normal">Trasporto</text:p>
      <text:p text:style-name="Normal">Abitare</text:p>
      <text:p text:style-name="Normal"/>
      <text:p text:style-name="Normal">SCHERMATA 4</text:p>
      <text:p text:style-name="Normal">Importo</text:p>
      <text:p text:style-name="Normal">Data (automatica su oggi con possibilità di modifica)</text:p>
      <text:p text:style-name="Normal">Note</text:p>
      <text:p text:style-name="Normal"/>
      <text:p text:style-name="Normal">TIPOLOGIE ENTRATE</text:p>
      <text:p text:style-name="Normal">Proventi finanziari</text:p>
      <text:p text:style-name="Normal">Vincite al gioco</text:p>
      <text:p text:style-name="Normal">Altri lavori</text:p>
      <text:p text:style-name="Normal">Risparmi personali</text:p>
      <text:p text:style-name="Normal">Pensione</text:p>
      <text:p text:style-name="Normal">Affitto</text:p>
      <text:p text:style-name="Normal">Salario</text:p>
      <text:p text:style-name="Normal">Restituzione prestito</text:p>
      <text:p text:style-name="Normal"/>
      <text:p text:style-name="Normal">TIPOLOGIA</text:p>
      <text:p text:style-name="Normal">Cibo</text:p>
      <text:p text:style-name="Normal">Divertimento</text:p>
      <text:p text:style-name="Normal">Sviluppo personale</text:p>
      <text:p text:style-name="Normal">Trasporti</text:p>
      <text:p text:style-name="Normal">Cultura</text:p>
      <text:p text:style-name="Normal">Famiglia</text:p>
      <text:p text:style-name="Normal">Abbigliamento</text:p>
      <text:p text:style-name="Normal">Bellezza</text:p>
      <text:p text:style-name="Normal">Salute</text:p>
      <text:p text:style-name="Normal">Istruzione</text:p>
      <text:p text:style-name="Normal">Regali</text:p>
      <text:p text:style-name="Normal"/>
      <text:p text:style-name="Normal">Alloggiare</text:p>
      <text:p text:style-name="Normal">Bar</text:p>
      <text:p text:style-name="Normal">Libri / Giornali</text:p>
      <text:p text:style-name="Normal">Macchina</text:p>
      <text:p text:style-name="Normal">Bambini</text:p>
      <text:p text:style-name="Normal">Tabacchi</text:p>
      <text:p text:style-name="Normal">Abbigliamento</text:p>
      <text:p text:style-name="Normal">Mangiare</text:p>
      <text:p text:style-name="Normal">Divertimento</text:p>
      <text:p text:style-name="Normal">Famiglia</text:p>
      <text:p text:style-name="Normal">Carburante</text:p>
      <text:p text:style-name="Normal">Gioco</text:p>
      <text:p text:style-name="Normal">Salute</text:p>
      <text:p text:style-name="Normal">Casa</text:p>
      <text:p text:style-name="Normal">Assicurazione</text:p>
      <text:p text:style-name="Normal">Animali</text:p>
      <text:p text:style-name="Normal">Scarpe</text:p>
      <text:p text:style-name="Normal">Tasse</text:p>
      <text:p text:style-name="Normal"/>
      <text:p text:style-name="Normal"/>
      <text:p text:style-name="Normal"/>
      <text:p text:style-name="Normal">Alimentari</text:p>
      <text:p text:style-name="Normal">Abitazione</text:p>
      <text:p text:style-name="Normal">Trasporto</text:p>
      <text:p text:style-name="Normal">Salute</text:p>
      <text:p text:style-name="Normal">Comunicazione</text:p>
      <text:p text:style-name="Normal">Lavoro</text:p>
      <text:p text:style-name="Normal">Tasse</text:p>
      <text:p text:style-name="Normal">Tempo libero</text:p>
      <text:p text:style-name="Normal"/>
      <text:p text:style-name="Normal"/>
      <text:p text:style-name="Normal">Cibo</text:p>
      <text:p text:style-name="Normal">Bevande</text:p>
      <text:p text:style-name="Normal">Ristorante</text:p>
      <text:p text:style-name="Normal">Giardino</text:p>
      <text:p text:style-name="Normal">Casalinghi</text:p>
      <text:p text:style-name="Normal">Mutuo</text:p>
      <text:p text:style-name="Normal">Arredo</text:p>
      <text:p text:style-name="Normal">Utenze</text:p>
      <text:p text:style-name="Normal">Elettrodomestici</text:p>
      <text:p text:style-name="Normal">Affitto</text:p>
      <text:p text:style-name="Normal">Condominio</text:p>
      <text:p text:style-name="Normal">Impianti</text:p>
      <text:p text:style-name="Normal">Assicurazione</text:p>
      <text:p text:style-name="Normal">Tasse</text:p>
      <text:p text:style-name="Normal">Manutenzione</text:p>
      <text:p text:style-name="Normal">Moto</text:p>
      <text:p text:style-name="Normal">Macchina</text:p>
      <text:p text:style-name="Normal">Treno</text:p>
      <text:p text:style-name="Normal">Nave</text:p>
      <text:p text:style-name="Normal">Bicicletta</text:p>
      <text:p text:style-name="Normal">Taxi</text:p>
      <text:p text:style-name="Normal">Aereo</text:p>
      <text:p text:style-name="Normal">Telefono</text:p>
      <text:p text:style-name="Normal">Internet</text:p>
      <text:p text:style-name="Normal">Mediche</text:p>
      <text:p text:style-name="Normal"/>
      <text:p text:style-name="Normal"/>
      <text:p text:style-name="Normal"/>
      <text:p text:style-name="Normal">Alcolici</text:p>
      <text:p text:style-name="Normal">Generico</text:p>
      <text:p text:style-name="Normal">Italiano</text:p>
      <text:p text:style-name="Normal">Etnico</text:p>
      <text:p text:style-name="Normal">Mensile</text:p>
      <text:p text:style-name="Normal">Caparra</text:p>
      <text:p text:style-name="Normal">Cucina</text:p>
      <text:p text:style-name="Normal">Camera</text:p>
      <text:p text:style-name="Normal">Soggiorno</text:p>
      <text:p text:style-name="Normal">Bagno</text:p>
      <text:p text:style-name="Normal">Cantina</text:p>
      <text:p text:style-name="Normal">Soffitta</text:p>
      <text:p text:style-name="Normal">Deposito</text:p>
      <text:p text:style-name="Normal">Garage</text:p>
      <text:p text:style-name="Normal">Ingresso</text:p>
      <text:p text:style-name="Normal">Generica</text:p>
      <text:p text:style-name="Normal">Incendio e furto</text:p>
      <text:p text:style-name="Normal">Piatti</text:p>
      <text:p text:style-name="Normal">Bicchieri</text:p>
      <text:p text:style-name="Normal">Posate</text:p>
      <text:p text:style-name="Normal">Rata</text:p>
      <text:p text:style-name="Normal">Forno</text:p>
      <text:p text:style-name="Normal">Microonde</text:p>
      <text:p text:style-name="Normal">Mixer</text:p>
      <text:p text:style-name="Normal">Robot</text:p>
      <text:p text:style-name="Normal">Televisione</text:p>
      <text:p text:style-name="Normal">Stereo</text:p>
      <text:p text:style-name="Normal">Altro</text:p>
      <text:p text:style-name="Normal">Cavi</text:p>
      <text:p text:style-name="Normal">Fiori</text:p>
      <text:p text:style-name="Normal">Piante</text:p>
      <text:p text:style-name="Normal">Terriccio</text:p>
      <text:p text:style-name="Normal">Semi</text:p>
      <text:p text:style-name="Normal">Macchinari</text:p>
      <text:p text:style-name="Normal">Elettrico</text:p>
      <text:p text:style-name="Normal">Acqua</text:p>
      <text:p text:style-name="Normal">Gas</text:p>
      <text:p text:style-name="Normal">Ordinaria</text:p>
      <text:p text:style-name="Normal">Straordinaria</text:p>
      <text:p text:style-name="Normal">Rata</text:p>
      <text:p text:style-name="Normal">Commissioni</text:p>
      <text:p text:style-name="Normal">Altro</text:p>
      <text:p text:style-name="Normal">Immondizie</text:p>
      <text:p text:style-name="Normal">Imu, Tari, Tares ...</text:p>
      <text:p text:style-name="Normal">Elettricità</text:p>
      <text:p text:style-name="Normal">Acqua</text:p>
      <text:p text:style-name="Normal">Gas</text:p>
      <text:p text:style-name="Normal">Apparati</text:p>
      <text:p text:style-name="Normal">Abbonamento</text:p>
      <text:p text:style-name="Normal">Abbonamento</text:p>
      <text:p text:style-name="Normal">Apparati</text:p>
      <text:p text:style-name="Normal">Ricarica</text:p>
      <text:p text:style-name="Normal">Manutenzione</text:p>
      <text:p text:style-name="Normal">Commissioni</text:p>
      <text:p text:style-name="Normal">Conto corrente</text:p>
      <text:p text:style-name="Normal">Carta</text:p>
      <text:p text:style-name="Normal">Cartucce</text:p>
      <text:p text:style-name="Normal">Altro</text:p>
      <text:p text:style-name="Normal">Corsi</text:p>
      <text:p text:style-name="Normal">Manuali</text:p>
      <text:p text:style-name="Normal">Iscrizione annuale</text:p>
      <text:p text:style-name="Normal">INPS</text:p>
      <text:p text:style-name="Normal">Gestione separata</text:p>
      <text:p text:style-name="Normal">INARCASSA</text:p>
      <text:p text:style-name="Normal">Commercialista</text:p>
      <text:p text:style-name="Normal">Generico</text:p>
      <text:p text:style-name="Normal">Poste</text:p>
      <text:p text:style-name="Normal">Corriere</text:p>
      <text:p text:style-name="Normal">Grandi formati</text:p>
      <text:p text:style-name="Normal">Medio formato</text:p>
      <text:p text:style-name="Normal">Piccolo formato</text:p>
      <text:p text:style-name="Normal">PC</text:p>
      <text:p text:style-name="Normal">Portatile</text:p>
      <text:p text:style-name="Normal">Tablet</text:p>
      <text:p text:style-name="Normal">Ereader</text:p>
      <text:p text:style-name="Normal">Software</text:p>
      <text:p text:style-name="Normal">Abbonamenti</text:p>
      <text:p text:style-name="Normal">Scarpe</text:p>
      <text:p text:style-name="Normal">Calze</text:p>
      <text:p text:style-name="Normal">Pantaloni</text:p>
      <text:p text:style-name="Normal">Gonne</text:p>
      <text:p text:style-name="Normal">Maglie</text:p>
      <text:p text:style-name="Normal">Camicie</text:p>
      <text:p text:style-name="Normal">Giacche</text:p>
      <text:p text:style-name="Normal">Vestiti</text:p>
      <text:p text:style-name="Normal">Accessori</text:p>
      <text:p text:style-name="Normal">Gioielli</text:p>
      <text:p text:style-name="Normal">Cinema</text:p>
      <text:p text:style-name="Normal">Libri</text:p>
      <text:p text:style-name="Normal">Riviste</text:p>
      <text:p text:style-name="Normal">Dipinti</text:p>
      <text:p text:style-name="Normal">Musei</text:p>
      <text:p text:style-name="Normal">Teatro</text:p>
      <text:p text:style-name="Normal">Serie TV</text:p>
      <text:p text:style-name="Normal">Pay per View</text:p>
      <text:p text:style-name="Normal">Concerto</text:p>
      <text:p text:style-name="Normal">Abbonamenti</text:p>
      <text:p text:style-name="Normal">Prodotti da bagno</text:p>
      <text:p text:style-name="Normal">Trucco</text:p>
      <text:p text:style-name="Normal">Creme</text:p>
      <text:p text:style-name="Normal">Visite</text:p>
      <text:p text:style-name="Normal">Protesi</text:p>
      <text:p text:style-name="Normal">Analisi</text:p>
      <text:p text:style-name="Normal">Ticket</text:p>
      <text:p text:style-name="Normal">Degenza</text:p>
      <text:p text:style-name="Normal">Farmaci</text:p>
      <text:p text:style-name="Normal">Palestra</text:p>
      <text:p text:style-name="Normal">Corsi</text:p>
      <text:p text:style-name="Normal">Attrezzatura</text:p>
      <text:p text:style-name="Normal">Integratori</text:p>
      <text:p text:style-name="Normal">Abbigliamento</text:p>
      <text:p text:style-name="Normal">Immobili</text:p>
      <text:p text:style-name="Normal">IRPEF</text:p>
      <text:p text:style-name="Normal">Generica</text:p>
      <text:p text:style-name="Normal">Tesseramento</text:p>
      <text:p text:style-name="Normal">Altro</text:p>
      <text:p text:style-name="Normal">Generica</text:p>
      <text:p text:style-name="Normal">Corsi</text:p>
      <text:p text:style-name="Normal">Manuali</text:p>
      <text:p text:style-name="Normal">Videogiochi</text:p>
      <text:p text:style-name="Normal">Biglietti</text:p>
      <text:p text:style-name="Normal">Abbonamenti</text:p>
      <text:p text:style-name="Normal">Generica</text:p>
      <text:p text:style-name="Normal">POS</text:p>
      <text:p text:style-name="Normal">Carte</text:p>
      <text:p text:style-name="Normal">Immondizie</text:p>
      <text:p text:style-name="Normal">Regali</text:p>
      <text:p text:style-name="Normal">Psicologo</text:p>
      <text:p text:style-name="Normal">Bolli</text:p>
      <text:p text:style-name="Normal">Biglietto</text:p>
      <text:p text:style-name="Normal">Acquisto</text:p>
      <text:p text:style-name="Normal">Manutenzione</text:p>
      <text:p text:style-name="Normal">Acquisto</text:p>
      <text:p text:style-name="Normal">Rate</text:p>
      <text:p text:style-name="Normal">Assicurazione</text:p>
      <text:p text:style-name="Normal">Bollo</text:p>
      <text:p text:style-name="Normal">Manutenzione</text:p>
      <text:p text:style-name="Normal">Lavaggio</text:p>
      <text:p text:style-name="Normal">Carburante</text:p>
      <text:p text:style-name="Normal">Carburante</text:p>
      <text:p text:style-name="Normal">Assicurazione</text:p>
      <text:p text:style-name="Normal">Bollo</text:p>
      <text:p text:style-name="Normal">Manutenzione</text:p>
      <text:p text:style-name="Normal">Acquisto</text:p>
      <text:p text:style-name="Normal">Rate</text:p>
      <text:p text:style-name="Normal">Lavaggio</text:p>
      <text:p text:style-name="Normal">Biglietto</text:p>
      <text:p text:style-name="Normal">Corsa</text:p>
      <text:p text:style-name="Normal">Biglietto</text:p>
      <text:p text:style-name="Normal">Generica</text:p>
      <text:p text:style-name="Normal">Cani</text:p>
      <text:p text:style-name="Normal">Gatti</text:p>
      <text:p text:style-name="Normal">Altro</text:p>
      <text:p text:style-name="Normal">Famiglia</text:p>
      <text:p text:style-name="Normal">Amici</text:p>
      <text:p text:style-name="Normal">Ritenute</text:p>
      <text:p text:style-name="Normal">Pedaggio</text:p>
      <text:p text:style-name="Normal">Parcheggio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